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3cm" draw:marker-end-width="0.23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="Dimension_20_Lines" draw:marker-start-width="0.3cm" draw:marker-end="Linienspitzen_20_4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503cm" fo:min-width="0.253cm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.03cm" svg:stroke-color="#999999" draw:marker-start-width="0.25cm" draw:marker-end-width="0.25cm" draw:fill-color="#ffffff" draw:textarea-horizontal-align="justify" draw:textarea-vertical-align="middle" draw:auto-grow-height="false" fo:min-height="0.503cm" fo:min-width="0.253cm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line draw:style-name="gr1" draw:text-style-name="P1" draw:layer="layout" svg:x1="3.752cm" svg:y1="6.373cm" svg:x2="3.502cm" svg:y2="6.873cm">
                <text:p/>
              </draw:line>
              <draw:line draw:style-name="gr1" draw:text-style-name="P1" draw:layer="layout" svg:x1="3.761cm" svg:y1="6.373cm" svg:x2="4.011cm" svg:y2="6.873cm">
                <text:p/>
              </draw:line>
              <draw:line draw:style-name="gr1" draw:text-style-name="P1" draw:layer="layout" svg:x1="3.321cm" svg:y1="6.86cm" svg:x2="3.521cm" svg:y2="6.86cm">
                <text:p/>
              </draw:line>
              <draw:line draw:style-name="gr1" draw:text-style-name="P1" draw:layer="layout" svg:x1="9.041cm" svg:y1="6.86cm" svg:x2="9.291cm" svg:y2="6.86cm">
                <text:p/>
              </draw:line>
            </draw:g>
            <draw:g>
              <draw:line draw:style-name="gr1" draw:text-style-name="P1" draw:layer="layout" svg:x1="4.271cm" svg:y1="6.373cm" svg:x2="4.021cm" svg:y2="6.873cm">
                <text:p/>
              </draw:line>
              <draw:line draw:style-name="gr1" draw:text-style-name="P1" draw:layer="layout" svg:x1="4.279cm" svg:y1="6.373cm" svg:x2="4.529cm" svg:y2="6.873cm">
                <text:p/>
              </draw:line>
            </draw:g>
            <draw:g>
              <draw:line draw:style-name="gr1" draw:text-style-name="P1" draw:layer="layout" svg:x1="4.771cm" svg:y1="6.373cm" svg:x2="4.521cm" svg:y2="6.873cm">
                <text:p/>
              </draw:line>
              <draw:line draw:style-name="gr1" draw:text-style-name="P1" draw:layer="layout" svg:x1="4.779cm" svg:y1="6.373cm" svg:x2="5.029cm" svg:y2="6.873cm">
                <text:p/>
              </draw:line>
            </draw:g>
            <draw:g>
              <draw:line draw:style-name="gr1" draw:text-style-name="P1" draw:layer="layout" svg:x1="5.271cm" svg:y1="6.373cm" svg:x2="5.021cm" svg:y2="6.873cm">
                <text:p/>
              </draw:line>
              <draw:line draw:style-name="gr1" draw:text-style-name="P1" draw:layer="layout" svg:x1="5.279cm" svg:y1="6.373cm" svg:x2="5.529cm" svg:y2="6.873cm">
                <text:p/>
              </draw:line>
            </draw:g>
            <draw:g>
              <draw:line draw:style-name="gr1" draw:text-style-name="P1" draw:layer="layout" svg:x1="5.771cm" svg:y1="6.373cm" svg:x2="5.521cm" svg:y2="6.873cm">
                <text:p/>
              </draw:line>
              <draw:line draw:style-name="gr1" draw:text-style-name="P1" draw:layer="layout" svg:x1="5.779cm" svg:y1="6.373cm" svg:x2="6.029cm" svg:y2="6.873cm">
                <text:p/>
              </draw:line>
            </draw:g>
            <draw:g>
              <draw:line draw:style-name="gr1" draw:text-style-name="P1" draw:layer="layout" svg:x1="6.271cm" svg:y1="6.373cm" svg:x2="6.021cm" svg:y2="6.873cm">
                <text:p/>
              </draw:line>
              <draw:line draw:style-name="gr1" draw:text-style-name="P1" draw:layer="layout" svg:x1="6.279cm" svg:y1="6.373cm" svg:x2="6.529cm" svg:y2="6.873cm">
                <text:p/>
              </draw:line>
            </draw:g>
            <draw:g>
              <draw:line draw:style-name="gr1" draw:text-style-name="P1" draw:layer="layout" svg:x1="6.771cm" svg:y1="6.373cm" svg:x2="6.521cm" svg:y2="6.873cm">
                <text:p/>
              </draw:line>
              <draw:line draw:style-name="gr1" draw:text-style-name="P1" draw:layer="layout" svg:x1="6.779cm" svg:y1="6.373cm" svg:x2="7.029cm" svg:y2="6.873cm">
                <text:p/>
              </draw:line>
            </draw:g>
            <draw:g>
              <draw:line draw:style-name="gr1" draw:text-style-name="P1" draw:layer="layout" svg:x1="7.271cm" svg:y1="6.373cm" svg:x2="7.021cm" svg:y2="6.873cm">
                <text:p/>
              </draw:line>
              <draw:line draw:style-name="gr1" draw:text-style-name="P1" draw:layer="layout" svg:x1="7.279cm" svg:y1="6.373cm" svg:x2="7.529cm" svg:y2="6.873cm">
                <text:p/>
              </draw:line>
            </draw:g>
            <draw:g>
              <draw:line draw:style-name="gr1" draw:text-style-name="P1" draw:layer="layout" svg:x1="7.771cm" svg:y1="6.373cm" svg:x2="7.521cm" svg:y2="6.873cm">
                <text:p/>
              </draw:line>
              <draw:line draw:style-name="gr1" draw:text-style-name="P1" draw:layer="layout" svg:x1="7.779cm" svg:y1="6.373cm" svg:x2="8.029cm" svg:y2="6.873cm">
                <text:p/>
              </draw:line>
            </draw:g>
            <draw:g>
              <draw:line draw:style-name="gr1" draw:text-style-name="P1" draw:layer="layout" svg:x1="8.271cm" svg:y1="6.373cm" svg:x2="8.021cm" svg:y2="6.873cm">
                <text:p/>
              </draw:line>
              <draw:line draw:style-name="gr1" draw:text-style-name="P1" draw:layer="layout" svg:x1="8.279cm" svg:y1="6.373cm" svg:x2="8.529cm" svg:y2="6.873cm">
                <text:p/>
              </draw:line>
            </draw:g>
            <draw:g>
              <draw:line draw:style-name="gr1" draw:text-style-name="P1" draw:layer="layout" svg:x1="8.771cm" svg:y1="6.373cm" svg:x2="8.521cm" svg:y2="6.873cm">
                <text:p/>
              </draw:line>
              <draw:line draw:style-name="gr1" draw:text-style-name="P1" draw:layer="layout" svg:x1="8.779cm" svg:y1="6.373cm" svg:x2="9.029cm" svg:y2="6.873cm">
                <text:p/>
              </draw:line>
            </draw:g>
          </draw:g>
        </draw:g>
        <draw:g>
          <draw:g>
            <draw:custom-shape draw:style-name="gr2" draw:text-style-name="P2" draw:layer="layout" svg:width="0.5cm" svg:height="12cm" draw:transform="rotate (-0.261799387799149) translate (4.195cm 1.6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3" draw:text-style-name="P1" draw:layer="layout" svg:x1="5.55cm" svg:y1="10.15cm" svg:x2="5.55cm" svg:y2="11.05cm">
          <text:p/>
        </draw:line>
        <draw:path draw:style-name="gr4" draw:text-style-name="P1" draw:layer="layout" svg:width="7.986cm" svg:height="7.566cm" draw:transform="rotate (-0.758345559991536) translate (7.0525665285837cm 8.4580483132058cm)" svg:viewBox="0 0 7987 7567" svg:d="M0 7565c3534 96 8072-4203 7986-7565">
          <text:p/>
        </draw:path>
        <draw:line draw:style-name="gr3" draw:text-style-name="P1" draw:layer="layout" svg:x1="5.55cm" svg:y1="9.847cm" svg:x2="5.55cm" svg:y2="8.947cm">
          <text:p/>
        </draw:line>
        <draw:g>
          <draw:custom-shape draw:style-name="gr5" draw:text-style-name="P3" draw:layer="layout" svg:width="0.5cm" svg:height="12cm" svg:x="4.21cm" svg:y="1.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cm" svg:height="0.5cm" svg:x="4.21cm" svg:y="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7" draw:text-style-name="P1" draw:layer="layout" svg:x1="4.28cm" svg:y1="7.4cm" svg:x2="4.63cm" svg:y2="7.75cm">
              <text:p/>
            </draw:line>
            <draw:line draw:style-name="gr7" draw:text-style-name="P1" draw:layer="layout" svg:x1="4.63cm" svg:y1="7.4cm" svg:x2="4.28cm" svg:y2="7.75cm">
              <text:p/>
            </draw:line>
          </draw:g>
        </draw:g>
        <draw:g>
          <svg:title>TexMaths</svg:title>
          <svg:desc>16§latex§$\ell$§svg§600§FALSE§</svg:desc>
          <draw:g>
            <draw:path draw:style-name="gr8" draw:text-style-name="P5" draw:layer="layout" svg:width="0.163cm" svg:height="0.342cm" svg:x="12.224cm" svg:y="4.352cm" svg:viewBox="0 0 164 343" svg:d="M81 343c-27 0-54 0-81 0 0-114 0-229 0-343 55 0 109 0 164 0 0 114 0 229 0 343-28 0-56 0-83 0z">
              <text:p/>
            </draw:path>
            <draw:path draw:style-name="gr9" draw:text-style-name="P6" draw:layer="layout" svg:width="0.213cm" svg:height="0.399cm" svg:x="12.202cm" svg:y="4.323cm" svg:viewBox="0 0 214 400" svg:d="M3 338c-1 2-3 3-3 6 0 2 3 7 6 7 4 0 5-2 21-18 3-3 14-14 19-19 6 45 22 86 62 86 22 0 41-13 54-21 8-6 33-28 33-33 0-2-1-6-6-6-2 0-3 0-8 4-35 35-56 43-71 43-26 0-34-28-34-71 0-4 0-29 2-32 1-2 1-3 12-15 45-44 124-138 124-226 0-10 0-43-33-43-46 0-86 92-92 105-27 61-43 126-43 193-14 13-29 27-43 40zM81 260c2-7 25-129 57-195 14-30 27-52 45-52 19 0 19 19 19 28 0 93-94 192-121 219z">
              <text:p/>
            </draw:path>
          </draw:g>
        </draw:g>
        <draw:custom-shape draw:style-name="gr10" draw:text-style-name="P4" draw:layer="layout" svg:width="1.107cm" svg:height="1.107cm" draw:transform="rotate (0.0877900613753148) translate (3.86cm 9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" draw:text-style-name="P2" draw:layer="layout" svg:width="0.5cm" svg:height="12cm" draw:transform="rotate (-0.261799387799149) translate (10.658cm 1.6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3" draw:text-style-name="P1" draw:layer="layout" svg:x1="12.013cm" svg:y1="10.15cm" svg:x2="12.013cm" svg:y2="11.05cm">
          <text:p/>
        </draw:line>
        <draw:line draw:style-name="gr3" draw:text-style-name="P1" draw:layer="layout" svg:x1="12.013cm" svg:y1="9.847cm" svg:x2="12.013cm" svg:y2="8.947cm">
          <text:p/>
        </draw:line>
        <draw:g>
          <draw:custom-shape draw:style-name="gr5" draw:text-style-name="P3" draw:layer="layout" svg:width="0.5cm" svg:height="12cm" svg:x="10.673cm" svg:y="1.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cm" svg:height="0.5cm" svg:x="10.673cm" svg:y="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line draw:style-name="gr7" draw:text-style-name="P1" draw:layer="layout" svg:x1="10.743cm" svg:y1="7.4cm" svg:x2="11.093cm" svg:y2="7.75cm">
              <text:p/>
            </draw:line>
            <draw:line draw:style-name="gr7" draw:text-style-name="P1" draw:layer="layout" svg:x1="11.093cm" svg:y1="7.4cm" svg:x2="10.743cm" svg:y2="7.75cm">
              <text:p/>
            </draw:line>
          </draw:g>
          <draw:g>
            <draw:line draw:style-name="gr7" draw:text-style-name="P1" draw:layer="layout" svg:x1="10.743cm" svg:y1="9cm" svg:x2="11.093cm" svg:y2="9.35cm">
              <text:p/>
            </draw:line>
            <draw:line draw:style-name="gr7" draw:text-style-name="P1" draw:layer="layout" svg:x1="11.093cm" svg:y1="9cm" svg:x2="10.743cm" svg:y2="9.35cm">
              <text:p/>
            </draw:line>
          </draw:g>
        </draw:g>
        <draw:line draw:style-name="gr11" draw:text-style-name="P1" draw:layer="layout" svg:x1="11.813cm" svg:y1="7.62cm" svg:x2="11.813cm" svg:y2="1.62cm">
          <text:p/>
        </draw:line>
        <draw:custom-shape draw:style-name="gr10" draw:text-style-name="P4" draw:layer="layout" svg:width="1.107cm" svg:height="1.107cm" draw:transform="rotate (0.0877900613753148) translate (10.323cm 9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line draw:style-name="gr12" draw:text-style-name="P1" draw:layer="layout" svg:x1="5.152cm" svg:y1="7.073cm" svg:x2="4.902cm" svg:y2="7.573cm">
                <text:p/>
              </draw:line>
              <draw:line draw:style-name="gr12" draw:text-style-name="P1" draw:layer="layout" svg:x1="5.161cm" svg:y1="7.073cm" svg:x2="5.411cm" svg:y2="7.573cm">
                <text:p/>
              </draw:line>
              <draw:line draw:style-name="gr12" draw:text-style-name="P1" draw:layer="layout" svg:x1="4.721cm" svg:y1="7.56cm" svg:x2="4.921cm" svg:y2="7.56cm">
                <text:p/>
              </draw:line>
              <draw:line draw:style-name="gr12" draw:text-style-name="P1" draw:layer="layout" svg:x1="10.441cm" svg:y1="7.56cm" svg:x2="10.691cm" svg:y2="7.56cm">
                <text:p/>
              </draw:line>
            </draw:g>
            <draw:g>
              <draw:line draw:style-name="gr12" draw:text-style-name="P1" draw:layer="layout" svg:x1="5.671cm" svg:y1="7.073cm" svg:x2="5.421cm" svg:y2="7.573cm">
                <text:p/>
              </draw:line>
              <draw:line draw:style-name="gr12" draw:text-style-name="P1" draw:layer="layout" svg:x1="5.679cm" svg:y1="7.073cm" svg:x2="5.929cm" svg:y2="7.573cm">
                <text:p/>
              </draw:line>
            </draw:g>
            <draw:g>
              <draw:line draw:style-name="gr12" draw:text-style-name="P1" draw:layer="layout" svg:x1="6.171cm" svg:y1="7.073cm" svg:x2="5.921cm" svg:y2="7.573cm">
                <text:p/>
              </draw:line>
              <draw:line draw:style-name="gr12" draw:text-style-name="P1" draw:layer="layout" svg:x1="6.179cm" svg:y1="7.073cm" svg:x2="6.429cm" svg:y2="7.573cm">
                <text:p/>
              </draw:line>
            </draw:g>
            <draw:g>
              <draw:line draw:style-name="gr12" draw:text-style-name="P1" draw:layer="layout" svg:x1="6.671cm" svg:y1="7.073cm" svg:x2="6.421cm" svg:y2="7.573cm">
                <text:p/>
              </draw:line>
              <draw:line draw:style-name="gr12" draw:text-style-name="P1" draw:layer="layout" svg:x1="6.679cm" svg:y1="7.073cm" svg:x2="6.929cm" svg:y2="7.573cm">
                <text:p/>
              </draw:line>
            </draw:g>
            <draw:g>
              <draw:line draw:style-name="gr12" draw:text-style-name="P1" draw:layer="layout" svg:x1="7.171cm" svg:y1="7.073cm" svg:x2="6.921cm" svg:y2="7.573cm">
                <text:p/>
              </draw:line>
              <draw:line draw:style-name="gr12" draw:text-style-name="P1" draw:layer="layout" svg:x1="7.179cm" svg:y1="7.073cm" svg:x2="7.429cm" svg:y2="7.573cm">
                <text:p/>
              </draw:line>
            </draw:g>
            <draw:g>
              <draw:line draw:style-name="gr12" draw:text-style-name="P1" draw:layer="layout" svg:x1="7.671cm" svg:y1="7.073cm" svg:x2="7.421cm" svg:y2="7.573cm">
                <text:p/>
              </draw:line>
              <draw:line draw:style-name="gr12" draw:text-style-name="P1" draw:layer="layout" svg:x1="7.679cm" svg:y1="7.073cm" svg:x2="7.929cm" svg:y2="7.573cm">
                <text:p/>
              </draw:line>
            </draw:g>
            <draw:g>
              <draw:line draw:style-name="gr12" draw:text-style-name="P1" draw:layer="layout" svg:x1="8.171cm" svg:y1="7.073cm" svg:x2="7.921cm" svg:y2="7.573cm">
                <text:p/>
              </draw:line>
              <draw:line draw:style-name="gr12" draw:text-style-name="P1" draw:layer="layout" svg:x1="8.179cm" svg:y1="7.073cm" svg:x2="8.429cm" svg:y2="7.573cm">
                <text:p/>
              </draw:line>
            </draw:g>
            <draw:g>
              <draw:line draw:style-name="gr12" draw:text-style-name="P1" draw:layer="layout" svg:x1="8.671cm" svg:y1="7.073cm" svg:x2="8.421cm" svg:y2="7.573cm">
                <text:p/>
              </draw:line>
              <draw:line draw:style-name="gr12" draw:text-style-name="P1" draw:layer="layout" svg:x1="8.679cm" svg:y1="7.073cm" svg:x2="8.929cm" svg:y2="7.573cm">
                <text:p/>
              </draw:line>
            </draw:g>
            <draw:g>
              <draw:line draw:style-name="gr12" draw:text-style-name="P1" draw:layer="layout" svg:x1="9.171cm" svg:y1="7.073cm" svg:x2="8.921cm" svg:y2="7.573cm">
                <text:p/>
              </draw:line>
              <draw:line draw:style-name="gr12" draw:text-style-name="P1" draw:layer="layout" svg:x1="9.179cm" svg:y1="7.073cm" svg:x2="9.429cm" svg:y2="7.573cm">
                <text:p/>
              </draw:line>
            </draw:g>
            <draw:g>
              <draw:line draw:style-name="gr12" draw:text-style-name="P1" draw:layer="layout" svg:x1="9.671cm" svg:y1="7.073cm" svg:x2="9.421cm" svg:y2="7.573cm">
                <text:p/>
              </draw:line>
              <draw:line draw:style-name="gr12" draw:text-style-name="P1" draw:layer="layout" svg:x1="9.679cm" svg:y1="7.073cm" svg:x2="9.929cm" svg:y2="7.573cm">
                <text:p/>
              </draw:line>
            </draw:g>
            <draw:g>
              <draw:line draw:style-name="gr12" draw:text-style-name="P1" draw:layer="layout" svg:x1="10.171cm" svg:y1="7.073cm" svg:x2="9.921cm" svg:y2="7.573cm">
                <text:p/>
              </draw:line>
              <draw:line draw:style-name="gr12" draw:text-style-name="P1" draw:layer="layout" svg:x1="10.179cm" svg:y1="7.073cm" svg:x2="10.429cm" svg:y2="7.573cm">
                <text:p/>
              </draw:line>
            </draw:g>
          </draw:g>
        </draw:g>
        <draw:custom-shape draw:style-name="gr13" draw:text-style-name="P7" draw:layer="layout" svg:width="1.107cm" svg:height="1.107cm" draw:transform="rotate (0.0877900613753148) translate (1.76cm 9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1.107cm" svg:height="1.107cm" draw:transform="rotate (0.0877900613753148) translate (8.16cm 9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$s$§svg§600§FALSE§</svg:desc>
          <draw:g>
            <draw:path draw:style-name="gr8" draw:text-style-name="P5" draw:layer="layout" svg:width="0.176cm" svg:height="0.193cm" svg:x="13.429cm" svg:y="4.353cm" svg:viewBox="0 0 177 194" svg:d="M0 0c59 0 118 0 177 0 0 65 0 129 0 194-59 0-118 0-177 0 0-65 0-129 0-194z">
              <text:p/>
            </draw:path>
            <draw:path draw:style-name="gr9" draw:text-style-name="P6" draw:layer="layout" svg:width="0.204cm" svg:height="0.25cm" svg:x="13.429cm" svg:y="4.324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  <draw:line draw:style-name="gr11" draw:text-style-name="P1" draw:layer="layout" svg:x1="13.039cm" svg:y1="9.22cm" svg:x2="13.039cm" svg:y2="1.62cm">
          <text:p/>
        </draw:line>
        <draw:line draw:style-name="gr14" draw:text-style-name="P1" draw:layer="layout" svg:x1="11.076cm" svg:y1="9.181cm" svg:x2="14.976cm" svg:y2="9.181cm">
          <text:p/>
        </draw:line>
        <draw:frame draw:style-name="gr15" draw:text-style-name="P8" draw:layer="layout" svg:width="4.062cm" svg:height="1.505cm" svg:x="14.926cm" svg:y="8.801cm">
          <draw:text-box>
            <text:p><text:span text:style-name="T1">H</text:span><text:span text:style-name="T1">ö</text:span><text:span text:style-name="T1">h</text:span><text:span text:style-name="T1">e</text:span><text:span text:style-name="T1"> </text:span><text:span text:style-name="T1">d</text:span><text:span text:style-name="T1">e</text:span><text:span text:style-name="T1">s</text:span><text:span text:style-name="T1"> </text:span><text:span text:style-name="T1">S</text:span><text:span text:style-name="T1">c</text:span><text:span text:style-name="T1">h</text:span><text:span text:style-name="T1">w</text:span><text:span text:style-name="T1">e</text:span><text:span text:style-name="T1">r</text:span><text:span text:style-name="T1">p</text:span><text:span text:style-name="T1">u</text:span><text:span text:style-name="T1">n</text:span><text:span text:style-name="T1">k</text:span><text:span text:style-name="T1">t</text:span><text:span text:style-name="T1">s</text:span></text:p>
          </draw:text-box>
        </draw:frame>
        <draw:line draw:style-name="gr14" draw:text-style-name="P1" draw:layer="layout" svg:x1="11.064cm" svg:y1="7.582cm" svg:x2="14.964cm" svg:y2="7.582cm">
          <text:p/>
        </draw:line>
        <draw:frame draw:style-name="gr15" draw:text-style-name="P8" draw:layer="layout" svg:width="4.062cm" svg:height="1.505cm" svg:x="14.914cm" svg:y="7.202cm">
          <draw:text-box>
            <text:p><text:span text:style-name="T1">H</text:span><text:span text:style-name="T1">ö</text:span><text:span text:style-name="T1">h</text:span><text:span text:style-name="T1">e</text:span><text:span text:style-name="T1"> </text:span><text:span text:style-name="T1">d</text:span><text:span text:style-name="T1">e</text:span><text:span text:style-name="T1">r</text:span><text:span text:style-name="T1"> </text:span><text:span text:style-name="T1">K</text:span><text:span text:style-name="T1">o</text:span><text:span text:style-name="T1">p</text:span><text:span text:style-name="T1">p</text:span><text:span text:style-name="T1">l</text:span><text:span text:style-name="T1">u</text:span><text:span text:style-name="T1">n</text:span><text:span text:style-name="T1">g</text:span></text:p>
          </draw:text-box>
        </draw:frame>
        <draw:path draw:style-name="gr16" draw:text-style-name="P1" draw:layer="layout" svg:width="1.452cm" svg:height="0.54cm" draw:transform="rotate (-0.463733982254893) translate (2.70009070012271cm 9.74990499725434cm)" svg:viewBox="0 0 1453 541" svg:d="M0 447c380 202 1163 90 1453-447">
          <text:p/>
        </draw:path>
        <draw:g>
          <svg:title>TexMaths</svg:title>
          <svg:desc>16§latex§$\varphi$§svg§600§FALSE§</svg:desc>
          <draw:g>
            <draw:path draw:style-name="gr8" draw:text-style-name="P5" draw:layer="layout" svg:width="0.287cm" svg:height="0.31cm" svg:x="3.303cm" svg:y="8.653cm" svg:viewBox="0 0 288 311" svg:d="M0 0c96 0 192 0 288 0 0 104 0 207 0 311-96 0-192 0-288 0 0-104 0-207 0-311z">
              <text:p/>
            </draw:path>
            <draw:path draw:style-name="gr9" draw:text-style-name="P6" draw:layer="layout" svg:width="0.316cm" svg:height="0.367cm" svg:x="3.303cm" svg:y="8.624cm" svg:viewBox="0 0 317 368" svg:d="M67 341c-3 8-3 8-3 11 0 13 11 16 16 16 3 0 14-2 20-14 2-5 5-23 20-102 4 0 9 1 19 1 92 0 178-87 178-177 0-43-22-76-64-76-81 0-114 108-148 217-60-11-91-42-91-83 0-15 13-77 47-115 4-5 4-6 4-8 0-1-1-5-8-5-14 0-57 82-57 134 0 53 37 94 96 107-10 31-20 63-29 94zM143 220c-4 0-6 0-9 0-8 0-8 0-8-3 4-20 9-51 11-59 18-72 61-126 112-126 38 0 52 30 52 57 0 64-72 131-158 131z">
              <text:p/>
            </draw:path>
          </draw:g>
        </draw:g>
        <draw:g>
          <svg:title>TexMaths</svg:title>
          <svg:desc>16§latex§$\Theta$§svg§600§FALSE§</svg:desc>
          <draw:g>
            <draw:path draw:style-name="gr8" draw:text-style-name="P5" draw:layer="layout" svg:width="0.344cm" svg:height="0.349cm" svg:x="5.005cm" svg:y="1.754cm" svg:viewBox="0 0 345 350" svg:d="M0 0c115 0 230 0 345 0 0 117 0 234 0 350-115 0-230 0-345 0 0-116 0-233 0-350z">
              <text:p/>
            </draw:path>
            <draw:path draw:style-name="gr9" draw:text-style-name="P6" draw:layer="layout" svg:width="0.37cm" svg:height="0.407cm" svg:x="5.008cm" svg:y="1.725cm" svg:viewBox="0 0 371 408" svg:d="M371 205c0-114-85-205-186-205-100 0-185 90-185 205s85 203 185 203c101 0 186-90 186-203zM185 395c-56 0-132-48-132-190 0-144 78-192 132-192 56 0 131 51 131 192 0 144-78 190-131 190zM284 163c-4 0-9 0-14 0 0 7 0 13 0 19-57 0-114 0-171 0 0-6 0-12 0-19-5 0-9 0-14 0 0 27 0 55 0 82 5 0 9 0 14 0 0-7 0-13 0-19 57 0 114 0 171 0 0 6 0 12 0 19 5 0 10 0 14 0 0-27 0-55 0-82z">
              <text:p/>
            </draw:path>
          </draw:g>
        </draw:g>
        <draw:g>
          <svg:title>TexMaths</svg:title>
          <svg:desc>16§latex§$D$§svg§600§FALSE§</svg:desc>
          <draw:g>
            <draw:path draw:style-name="gr8" draw:text-style-name="P5" draw:layer="layout" svg:width="0.391cm" svg:height="0.323cm" svg:x="5.213cm" svg:y="7.855cm" svg:viewBox="0 0 392 324" svg:d="M0 0c131 0 261 0 392 0 0 108 0 216 0 324-131 0-261 0-392 0 0-108 0-216 0-324z">
              <text:p/>
            </draw:path>
            <draw:path draw:style-name="gr9" draw:text-style-name="P6" draw:layer="layout" svg:width="0.426cm" svg:height="0.38cm" svg:x="5.207cm" svg:y="7.826cm" svg:viewBox="0 0 427 381" svg:d="M67 338c-6 21-6 25-51 25-10 0-16 0-16 12 0 6 5 6 16 6 62 0 123 0 185 0 116 0 226-118 226-239 0-80-48-142-131-142-62 0-125 0-188 0-11 0-17 0-17 11 0 7 5 7 16 7 8 0 17 0 24 1 9 0 12 2 12 8 0 3 0 5-1 11-25 100-50 200-75 300zM188 38c5-19 5-20 29-20 20 0 40 0 60 0 54 0 101 28 101 103 0 27-11 118-58 180-17 21-60 62-129 62-21 0-42 0-64 0-7 0-9 0-12 0-5-1-7-1-7-6 0-2 0-2 2-13 26-102 52-204 78-306z">
              <text:p/>
            </draw:path>
          </draw:g>
        </draw:g>
        <draw:g>
          <svg:title>TexMaths</svg:title>
          <svg:desc>16§latex§$P_{1}$§svg§600§FALSE§</svg:desc>
          <draw:g>
            <draw:path draw:style-name="gr8" draw:text-style-name="P5" draw:layer="layout" svg:width="0.486cm" svg:height="0.408cm" svg:x="3.212cm" svg:y="1.755cm" svg:viewBox="0 0 487 409" svg:d="M0 0c162 0 325 0 487 0 0 136 0 272 0 409-162 0-325 0-487 0 0-137 0-273 0-409z">
              <text:p/>
            </draw:path>
            <draw:path draw:style-name="gr9" draw:text-style-name="P6" draw:layer="layout" svg:width="0.398cm" svg:height="0.38cm" svg:x="3.206cm" svg:y="1.726cm" svg:viewBox="0 0 399 381" svg:d="M147 206c32 0 64 0 96 0 80 0 156-59 156-121 0-44-37-85-110-85-60 0-120 0-180 0-12 0-18 0-18 11 0 7 5 7 16 7 8 0 18 0 24 1 9 0 13 2 13 8 0 3 0 5-2 11-25 100-50 200-75 300-6 23-6 27-51 27-10 0-16 0-16 10 0 6 6 6 8 6 16 0 56-1 72-1 11 0 24 1 35 1 13 0 25 0 37 0 3 0 11 0 11-11 0-5-5-5-16-5-21 0-37 0-37-11 0-3 2-6 2-9 11-47 23-93 35-139zM187 38c6-19 6-20 30-20 18 0 36 0 54 0 47 0 77 14 77 54 0 21-11 68-33 89-29 26-63 31-87 31-26 0-52 0-78 0 12-52 25-103 37-154z">
              <text:p/>
            </draw:path>
            <draw:path draw:style-name="gr9" draw:text-style-name="P6" draw:layer="layout" svg:width="0.141cm" svg:height="0.259cm" svg:x="3.586cm" svg:y="1.932cm" svg:viewBox="0 0 142 260" svg:d="M88 11c0-11 0-11-11-11-26 26-61 26-77 26 0 4 0 9 0 14 10 0 35 0 56-11 0 66 0 133 0 199 0 13 0 18-38 18-6 0-11 0-16 0 0 5 0 9 0 14 8 0 55-1 70-1 13 0 62 1 70 1 0-5 0-9 0-14-5 0-9 0-14 0-40 0-40-5-40-18 0-72 0-144 0-217z">
              <text:p/>
            </draw:path>
          </draw:g>
        </draw:g>
        <draw:g>
          <svg:title>TexMaths</svg:title>
          <svg:desc>16§latex§$P_{2}$§svg§600§FALSE§</svg:desc>
          <draw:g>
            <draw:path draw:style-name="gr8" draw:text-style-name="P5" draw:layer="layout" svg:width="0.498cm" svg:height="0.408cm" svg:x="9.812cm" svg:y="1.757cm" svg:viewBox="0 0 499 409" svg:d="M0 0c166 0 333 0 499 0 0 136 0 272 0 409-166 0-333 0-499 0 0-137 0-273 0-409z">
              <text:p/>
            </draw:path>
            <draw:path draw:style-name="gr9" draw:text-style-name="P6" draw:layer="layout" svg:width="0.398cm" svg:height="0.38cm" svg:x="9.806cm" svg:y="1.728cm" svg:viewBox="0 0 399 381" svg:d="M147 206c32 0 63 0 95 0 80 0 157-59 157-121 0-44-37-85-110-85-60 0-121 0-181 0-11 0-17 0-17 11 0 7 5 7 16 7 8 0 17 0 24 1 9 0 12 2 12 8 0 3 0 5-1 11-25 100-50 200-75 300-6 23-6 27-51 27-10 0-16 0-16 10 0 6 6 6 8 6 16 0 56-1 72-1 11 0 24 1 35 1 13 0 25 0 36 0 4 0 12 0 12-11 0-5-5-5-16-5-21 0-37 0-37-11 0-3 2-6 2-9 11-47 23-93 35-139zM187 38c6-19 6-20 30-20 18 0 36 0 54 0 46 0 77 14 77 54 0 21-12 68-34 89-27 26-62 31-86 31-26 0-52 0-78 0 12-52 24-103 37-154z">
              <text:p/>
            </draw:path>
            <draw:path draw:style-name="gr9" draw:text-style-name="P6" draw:layer="layout" svg:width="0.171cm" svg:height="0.259cm" svg:x="10.168cm" svg:y="1.934cm" svg:viewBox="0 0 172 260" svg:d="M172 188c-4 0-8 0-13 0-1 10-6 32-11 37-3 2-33 2-38 2-24 0-48 0-72 0 42-37 54-48 78-66 29-24 56-48 56-84 0-48-41-77-91-77-49 0-81 34-81 70 0 21 16 23 21 23 8 0 20-7 20-21 0-8-3-21-23-21 12-29 38-37 57-37 38 0 59 31 59 63 0 33-24 60-37 75-31 30-62 61-94 92-3 5-3 5-3 16 54 0 107 0 161 0 4-24 7-48 11-7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6T17:03:19.948790816</dc:date>
    <meta:editing-duration>P1DT4H12M31S</meta:editing-duration>
    <meta:editing-cycles>46</meta:editing-cycles>
    <meta:generator>LibreOffice/7.3.7.2$Linux_X86_64 LibreOffice_project/30$Build-2</meta:generator>
    <meta:document-statistic meta:object-count="141"/>
  </office:meta>
</office:document-meta>
</file>